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opacity="86%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42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dash" draw:stroke-dash="Line_20_with_20_Fine_20_Dots" svg:stroke-color="#000000" draw:fill-color="#000000" draw:textarea-horizontal-align="justify" draw:textarea-vertical-align="middle" draw:auto-grow-height="false" fo:min-height="0.111cm" fo:min-width="0.27cm"/>
    </style:style>
    <style:style style:name="gr9" style:family="graphic" style:parent-style-name="objectwithoutfill">
      <style:graphic-properties svg:stroke-width="0.053cm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0" style:family="graphic" style:parent-style-name="objectwithoutfill">
      <style:graphic-properties svg:stroke-width="0.081cm" svg:stroke-color="#3465a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12cm" fo:min-width="0.459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86%"/>
      <style:paragraph-properties fo:text-align="center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-33% 58%" fo:font-size="15pt" style:font-size-asian="15pt" style:font-size-complex="15pt"/>
    </style:style>
    <style:style style:name="T3" style:family="text">
      <style:text-properties style:text-position="-33% 58%"/>
    </style:style>
    <style:style style:name="T4" style:family="text">
      <style:text-properties style:text-position="0% 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7.441cm" svg:y1="5.028cm" svg:x2="7.445cm" svg:y2="7.007cm" draw:start-shape="id1" draw:start-glue-point="2" svg:d="M7441 5028v1253h4v726" svg:viewBox="0 0 5 1980">
          <text:p/>
        </draw:connector>
        <draw:connector draw:style-name="gr1" draw:text-style-name="P1" draw:layer="layout" draw:line-skew="-0.61cm" svg:x1="1.031cm" svg:y1="7.116cm" svg:x2="10.731cm" svg:y2="7.116cm" draw:start-shape="id2" draw:start-glue-point="8" draw:end-shape="id3" draw:end-glue-point="8" svg:d="M1031 7116v-109h9700v109" svg:viewBox="0 0 9701 110">
          <text:p/>
        </draw:connector>
        <draw:connector draw:style-name="gr1" draw:text-style-name="P1" draw:layer="layout" draw:line-skew="1.683cm" svg:x1="7.441cm" svg:y1="1.972cm" svg:x2="10.613cm" svg:y2="1.997cm" draw:start-shape="id4" draw:start-glue-point="0" draw:end-shape="id5" draw:end-glue-point="6" svg:d="M7441 1972h3289v25h-117" svg:viewBox="0 0 3290 26">
          <text:p/>
        </draw:connector>
        <draw:g xml:id="id6" draw:id="id6">
          <draw:line draw:style-name="gr2" draw:text-style-name="P2" draw:layer="layout" svg:x1="3.936cm" svg:y1="1.968cm" svg:x2="3.808cm" svg:y2="2.351cm">
            <text:p/>
          </draw:line>
          <draw:line draw:style-name="gr2" draw:text-style-name="P2" draw:layer="layout" svg:x1="3.472cm" svg:y1="1.599cm" svg:x2="3.81cm" svg:y2="2.35cm">
            <text:p/>
          </draw:line>
          <draw:line draw:style-name="gr2" draw:text-style-name="P2" draw:layer="layout" svg:x1="2.875cm" svg:y1="1.583cm" svg:x2="2.605cm" svg:y2="2.361cm">
            <text:p/>
          </draw:line>
          <draw:line draw:style-name="gr2" draw:text-style-name="P2" draw:layer="layout" svg:x1="3.486cm" svg:y1="1.58cm" svg:x2="3.216cm" svg:y2="2.358cm">
            <text:p/>
          </draw:line>
          <draw:line draw:style-name="gr2" draw:text-style-name="P2" draw:layer="layout" svg:x1="2.862cm" svg:y1="1.587cm" svg:x2="3.2cm" svg:y2="2.338cm">
            <text:p/>
          </draw:line>
          <draw:line draw:style-name="gr2" draw:text-style-name="P2" draw:layer="layout" svg:x1="2.259cm" svg:y1="1.614cm" svg:x2="2.597cm" svg:y2="2.365cm">
            <text:p/>
          </draw:line>
          <draw:line draw:style-name="gr2" draw:text-style-name="P2" draw:layer="layout" svg:x1="2.267cm" svg:y1="1.651cm" svg:x2="2.139cm" svg:y2="2.034cm">
            <text:p/>
          </draw:line>
        </draw:g>
        <draw:frame draw:style-name="gr3" draw:text-style-name="P3" draw:layer="layout" svg:width="0.875cm" svg:height="0.963cm" svg:x="8.843cm" svg:y="2.954cm">
          <draw:text-box>
            <text:p>+</text:p>
          </draw:text-box>
        </draw:frame>
        <draw:frame draw:style-name="gr3" draw:text-style-name="P3" draw:layer="layout" svg:width="0.875cm" svg:height="0.963cm" svg:x="8.922cm" svg:y="4.495cm">
          <draw:text-box>
            <text:p>-</text:p>
          </draw:text-box>
        </draw:frame>
        <draw:frame draw:style-name="gr4" draw:text-style-name="P4" draw:layer="layout" svg:width="0.922cm" svg:height="1.114cm" svg:x="0.732cm" svg:y="3.947cm">
          <draw:text-box>
            <text:p><text:span text:style-name="T1">v</text:span><text:span text:style-name="T2">c</text:span></text:p>
          </draw:text-box>
        </draw:frame>
        <draw:frame draw:style-name="gr5" draw:text-style-name="P5" draw:layer="layout" svg:width="1.108cm" svg:height="1.114cm" svg:x="8.877cm" svg:y="3.762cm">
          <draw:text-box>
            <text:p>v<text:span text:style-name="T3">0</text:span></text:p>
          </draw:text-box>
        </draw:frame>
        <draw:frame draw:style-name="gr6" draw:text-style-name="P4" draw:layer="layout" svg:width="0.959cm" svg:height="0.962cm" svg:x="2.543cm" svg:y="2.56cm">
          <draw:text-box>
            <text:p><text:span text:style-name="T1">R</text:span></text:p>
          </draw:text-box>
        </draw:frame>
        <draw:connector draw:style-name="gr7" draw:text-style-name="P6" draw:layer="measurelines" draw:type="line" svg:x1="3.387cm" svg:y1="0.741cm" svg:x2="3.376cm" svg:y2="0.72cm" svg:d="M3387 741l-11-21" svg:viewBox="0 0 12 22">
          <text:p/>
        </draw:connector>
        <draw:g xml:id="id1" draw:id="id1">
          <draw:custom-shape draw:style-name="gr8" draw:text-style-name="P7" draw:layer="measurelines" svg:width="1.54cm" svg:height="1.083cm" draw:transform="rotate (-3.14141812066459) translate (8.257cm 5.01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9" draw:text-style-name="P6" draw:layer="measurelines" svg:x1="8.244cm" svg:y1="5.028cm" svg:x2="6.625cm" svg:y2="5.028cm">
            <text:p/>
          </draw:line>
        </draw:g>
        <draw:line draw:style-name="gr10" draw:text-style-name="P6" draw:layer="measurelines" svg:x1="2.148cm" svg:y1="1.99cm" svg:x2="0.995cm" svg:y2="1.99cm">
          <text:p/>
        </draw:line>
        <draw:frame draw:style-name="gr3" draw:text-style-name="P3" draw:layer="measurelines" svg:width="0.875cm" svg:height="0.963cm" svg:x="0.667cm" svg:y="3.231cm">
          <draw:text-box>
            <text:p>+</text:p>
          </draw:text-box>
        </draw:frame>
        <draw:frame draw:style-name="gr3" draw:text-style-name="P3" draw:layer="measurelines" svg:width="0.875cm" svg:height="0.963cm" svg:x="0.756cm" svg:y="4.556cm">
          <draw:text-box>
            <text:p>-</text:p>
          </draw:text-box>
        </draw:frame>
        <draw:connector draw:style-name="gr1" draw:text-style-name="P1" xml:id="id4" draw:id="id4" draw:layer="layout" svg:x1="3.935cm" svg:y1="1.972cm" svg:x2="7.441cm" svg:y2="3.929cm" draw:start-shape="id6" draw:start-glue-point="1" draw:end-shape="id1" draw:end-glue-point="0" svg:d="M3935 1972h3506v1957" svg:viewBox="0 0 3507 1958">
          <text:p/>
        </draw:connector>
        <draw:custom-shape draw:style-name="gr11" draw:text-style-name="P1" draw:layer="layout" svg:width="0.237cm" svg:height="0.237cm" svg:x="0.913cm" svg:y="1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" draw:id="id2" draw:layer="layout" svg:width="0.237cm" svg:height="0.237cm" svg:x="0.913cm" svg:y="6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5" draw:id="id5" draw:layer="layout" svg:width="0.237cm" svg:height="0.237cm" svg:x="10.613cm" svg:y="1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3" draw:id="id3" draw:layer="layout" svg:width="0.237cm" svg:height="0.237cm" svg:x="10.613cm" svg:y="6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1.222cm" svg:height="0.962cm" svg:x="5.444cm" svg:y="4.16cm">
          <draw:text-box>
            <text:p><text:span text:style-name="T4">D</text:span><text:span text:style-name="T2">e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cm" fo:page-height="8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1T19:41:23.800010842</meta:creation-date>
    <dc:date>2021-05-08T18:03:07.993223648</dc:date>
    <meta:editing-duration>PT20M12S</meta:editing-duration>
    <meta:editing-cycles>5</meta:editing-cycles>
    <meta:generator>LibreOffice/6.0.7.3$Linux_X86_64 LibreOffice_project/00m0$Build-3</meta:generator>
    <meta:document-statistic meta:object-count="29"/>
  </office:meta>
</office:document-meta>
</file>